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5217c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5217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5217c" style:font-name="Arial" style:font-size-asian="11pt" style:font-size-complex="11pt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5217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5217c" style:font-name="Arial" style:font-size-asian="10pt" style:font-size-complex="10pt"/>
    </style:style>
    <style:style style:family="paragraph" style:name="P8" style:parent-style-name="UrbanTitle">
      <style:text-properties officeooo:paragraph-rsid="0005217c"/>
    </style:style>
    <style:style style:family="paragraph" style:name="P9" style:parent-style-name="UrbanTitle">
      <style:text-properties fo:font-size="11pt" officeooo:paragraph-rsid="0005217c" style:font-name="arial" style:font-size-asian="11pt" style:font-size-complex="11pt"/>
    </style:style>
    <style:style style:family="paragraph" style:name="P10" style:parent-style-name="UrbanTitle">
      <style:text-properties fo:font-size="14pt" officeooo:paragraph-rsid="0005217c" style:font-name="arial" style:font-size-asian="14pt" style:font-size-complex="14pt" style:text-underline-style="none"/>
    </style:style>
    <style:style style:family="paragraph" style:list-style-name="L1" style:name="P11" style:parent-style-name="UrbanBody">
      <style:text-properties fo:font-size="11pt" style:font-name="arial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2"><text:span text:style-name="T10">do text</text:span></text:p><text:p text:style-name="P12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/>
      <text:p text:style-name="P10">Dossier incomplet pour une demande de permis d'urbanisme</text:p>
      <text:p text:style-name="P5"/>
      <text:p text:style-name="P5"/>
      <text:p text:style-name="P5"/>
      <text:p text:style-name="P5"><office:annotation><dc:creator>Gauthier Bastien</dc:creator><dc:date>2011-02-16T16:12:24</dc:date><text:p text:style-name="P12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2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 :</text:span> <text:text-input text:description="Bien-Parcelles">licence_view.get_parcels()</text:text-input></text:p>
      <text:p text:style-name="P5"/>
      <text:p text:style-name="P5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5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5"/>
      <text:p text:style-name="P5">Conformément à l'article 116 §1er, al. 1er du CWATUPE et en vertu des articles 284 à 314 du CWATUPE, nous vous informons que votre demande est <text:span text:style-name="T4">incomplète</text:span>.</text:p>
      <text:p text:style-name="P5"/>
      <text:p text:style-name="P5">Vous trouverez ci-dessous un <text:span text:style-name="T3">relevé des pièces manquantes</text:span>:</text:p>
      <text:section text:name="Section1" text:style-name="Sect1">
        <text:list text:style-name="L1" xml:id="list77010667">
          <text:list-item>
            <text:p text:style-name="P11"><text:span text:style-name="T5"><office:annotation><dc:creator>Stéphan Geulette</dc:creator><dc:date>2011-03-31T15:08:14</dc:date><text:p text:style-name="P12"><text:span text:style-name="T10">do section- for missingPart in self.getValuesForTemplate('missingParts')</text:span></text:p></office:annotation></text:span><text:span text:style-name="T5"><text:text-input text:description="Titre du demandeur">missingPart</text:text-input></text:span></text:p>
          </text:list-item>
        </text:list>
      </text:section>
      <text:p text:style-name="P5"><office:annotation><dc:creator>Stéphan Geulette</dc:creator><dc:date>2011-04-01T14:01:18</dc:date><text:p text:style-name="P12"><text:span text:style-name="T11">do text </text:span></text:p><text:p text:style-name="P12"><text:span text:style-name="T11">from xhtml(self.portal_urban.decorateHTML('UrbanBody', self.getMissingPartsDetails()))</text:span></text:p></office:annotation>Ceci est remplacé par le contenu de la zone détails concernant les pièces manquantes</text:p>
      <text:p text:style-name="P5"/>
      <text:p text:style-name="P5"/>
      <text:p text:style-name="P5">Nous vous prions de bien vouloir noter que la procédure relative à l'instruction de votre demande de permis recommencera à dater de la réception de ces pièces par l'Administration Communale.</text:p>
      <text:p text:style-name="P5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2"><text:span text:style-name="T10">do text</text:span></text:p><text:p text:style-name="P12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5217c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5217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5217c" style:font-name="Arial" style:font-size-asian="11pt" style:font-size-complex="11pt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5217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5217c" style:font-name="Arial" style:font-size-asian="10pt" style:font-size-complex="10pt"/>
    </style:style>
    <style:style style:family="paragraph" style:name="P8" style:parent-style-name="UrbanTitle">
      <style:text-properties officeooo:paragraph-rsid="0005217c"/>
    </style:style>
    <style:style style:family="paragraph" style:name="P9" style:parent-style-name="UrbanTitle">
      <style:text-properties fo:font-size="11pt" officeooo:paragraph-rsid="0005217c" style:font-name="arial" style:font-size-asian="11pt" style:font-size-complex="11pt"/>
    </style:style>
    <style:style style:family="paragraph" style:name="P10" style:parent-style-name="UrbanTitle">
      <style:text-properties fo:font-size="14pt" officeooo:paragraph-rsid="0005217c" style:font-name="arial" style:font-size-asian="14pt" style:font-size-complex="14pt" style:text-underline-style="none"/>
    </style:style>
    <style:style style:family="paragraph" style:list-style-name="L1" style:name="P11" style:parent-style-name="UrbanBody">
      <style:text-properties fo:font-size="11pt" style:font-name="arial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2"><text:span text:style-name="T10">do text</text:span></text:p><text:p text:style-name="P12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/>
      <text:p text:style-name="P10">Dossier incomplet pour une demande de permis d'urbanisme</text:p>
      <text:p text:style-name="P5"/>
      <text:p text:style-name="P5"/>
      <text:p text:style-name="P5"/>
      <text:p text:style-name="P5"><office:annotation><dc:creator>Gauthier Bastien</dc:creator><dc:date>2011-02-16T16:12:24</dc:date><text:p text:style-name="P12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2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 :</text:span> <text:text-input text:description="Bien-Parcelles">licence_view.get_parcels()</text:text-input></text:p>
      <text:p text:style-name="P5"/>
      <text:p text:style-name="P5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5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5"/>
      <text:p text:style-name="P5">Conformément à l'article 116 §1er, al. 1er du CWATUPE et en vertu des articles 284 à 314 du CWATUPE, nous vous informons que votre demande est <text:span text:style-name="T4">incomplète</text:span>.</text:p>
      <text:p text:style-name="P5"/>
      <text:p text:style-name="P5">Vous trouverez ci-dessous un <text:span text:style-name="T3">relevé des pièces manquantes</text:span>:</text:p>
      <text:section text:name="Section1" text:style-name="Sect1">
        <text:list text:style-name="L1" xml:id="list77010667">
          <text:list-item>
            <text:p text:style-name="P11"><text:span text:style-name="T5"><office:annotation><dc:creator>Stéphan Geulette</dc:creator><dc:date>2011-03-31T15:08:14</dc:date><text:p text:style-name="P12"><text:span text:style-name="T10">do section- for missingPart in self.getValuesForTemplate('missingParts')</text:span></text:p></office:annotation></text:span><text:span text:style-name="T5"><text:text-input text:description="Titre du demandeur">missingPart</text:text-input></text:span></text:p>
          </text:list-item>
        </text:list>
      </text:section>
      <text:p text:style-name="P5"><office:annotation><dc:creator>Stéphan Geulette</dc:creator><dc:date>2011-04-01T14:01:18</dc:date><text:p text:style-name="P12"><text:span text:style-name="T11">do text </text:span></text:p><text:p text:style-name="P12"><text:span text:style-name="T11">from xhtml(self.portal_urban.decorateHTML('UrbanBody', self.getMissingPartsDetails()))</text:span></text:p></office:annotation>Ceci est remplacé par le contenu de la zone détails concernant les pièces manquantes</text:p>
      <text:p text:style-name="P5"/>
      <text:p text:style-name="P5"/>
      <text:p text:style-name="P5">Nous vous prions de bien vouloir noter que la procédure relative à l'instruction de votre demande de permis recommencera à dater de la réception de ces pièces par l'Administration Communale.</text:p>
      <text:p text:style-name="P5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2"><text:span text:style-name="T10">do text</text:span></text:p><text:p text:style-name="P12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5217c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5217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5217c" style:font-name="Arial" style:font-size-asian="11pt" style:font-size-complex="11pt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5217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5217c" style:font-name="Arial" style:font-size-asian="10pt" style:font-size-complex="10pt"/>
    </style:style>
    <style:style style:family="paragraph" style:name="P8" style:parent-style-name="UrbanTitle">
      <style:text-properties officeooo:paragraph-rsid="0005217c"/>
    </style:style>
    <style:style style:family="paragraph" style:name="P9" style:parent-style-name="UrbanTitle">
      <style:text-properties fo:font-size="11pt" officeooo:paragraph-rsid="0005217c" style:font-name="arial" style:font-size-asian="11pt" style:font-size-complex="11pt"/>
    </style:style>
    <style:style style:family="paragraph" style:name="P10" style:parent-style-name="UrbanTitle">
      <style:text-properties fo:font-size="14pt" officeooo:paragraph-rsid="0005217c" style:font-name="arial" style:font-size-asian="14pt" style:font-size-complex="14pt" style:text-underline-style="none"/>
    </style:style>
    <style:style style:family="paragraph" style:list-style-name="L1" style:name="P11" style:parent-style-name="UrbanBody">
      <style:text-properties fo:font-size="11pt" style:font-name="arial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2"><text:span text:style-name="T10">do text</text:span></text:p><text:p text:style-name="P12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/>
      <text:p text:style-name="P10">Dossier incomplet pour une demande de permis d'urbanisme</text:p>
      <text:p text:style-name="P5"/>
      <text:p text:style-name="P5"/>
      <text:p text:style-name="P5"/>
      <text:p text:style-name="P5"><office:annotation><dc:creator>Gauthier Bastien</dc:creator><dc:date>2011-02-16T16:12:24</dc:date><text:p text:style-name="P12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2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 :</text:span> <text:text-input text:description="Bien-Parcelles">licence_view.get_parcels()</text:text-input></text:p>
      <text:p text:style-name="P5"/>
      <text:p text:style-name="P5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5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5"/>
      <text:p text:style-name="P5">Conformément à l'article 116 §1er, al. 1er du CWATUPE et en vertu des articles 284 à 314 du CWATUPE, nous vous informons que votre demande est <text:span text:style-name="T4">incomplète</text:span>.</text:p>
      <text:p text:style-name="P5"/>
      <text:p text:style-name="P5">Vous trouverez ci-dessous un <text:span text:style-name="T3">relevé des pièces manquantes</text:span>:</text:p>
      <text:section text:name="Section1" text:style-name="Sect1">
        <text:list text:style-name="L1" xml:id="list77010667">
          <text:list-item>
            <text:p text:style-name="P11"><text:span text:style-name="T5"><office:annotation><dc:creator>Stéphan Geulette</dc:creator><dc:date>2011-03-31T15:08:14</dc:date><text:p text:style-name="P12"><text:span text:style-name="T10">do section- for missingPart in self.getValuesForTemplate('missingParts')</text:span></text:p></office:annotation></text:span><text:span text:style-name="T5"><text:text-input text:description="Titre du demandeur">missingPart</text:text-input></text:span></text:p>
          </text:list-item>
        </text:list>
      </text:section>
      <text:p text:style-name="P5"><office:annotation><dc:creator>Stéphan Geulette</dc:creator><dc:date>2011-04-01T14:01:18</dc:date><text:p text:style-name="P12"><text:span text:style-name="T11">do text </text:span></text:p><text:p text:style-name="P12"><text:span text:style-name="T11">from xhtml(self.portal_urban.decorateHTML('UrbanBody', self.getMissingPartsDetails()))</text:span></text:p></office:annotation>Ceci est remplacé par le contenu de la zone détails concernant les pièces manquantes</text:p>
      <text:p text:style-name="P5"/>
      <text:p text:style-name="P5"/>
      <text:p text:style-name="P5">Nous vous prions de bien vouloir noter que la procédure relative à l'instruction de votre demande de permis recommencera à dater de la réception de ces pièces par l'Administration Communale.</text:p>
      <text:p text:style-name="P5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2"><text:span text:style-name="T10">do text</text:span></text:p><text:p text:style-name="P12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5217c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5217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5217c" style:font-name="Arial" style:font-size-asian="11pt" style:font-size-complex="11pt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5217c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5217c" style:font-name="Arial" style:font-size-asian="10pt" style:font-size-complex="10pt"/>
    </style:style>
    <style:style style:family="paragraph" style:name="P8" style:parent-style-name="UrbanTitle">
      <style:text-properties officeooo:paragraph-rsid="0005217c"/>
    </style:style>
    <style:style style:family="paragraph" style:name="P9" style:parent-style-name="UrbanTitle">
      <style:text-properties fo:font-size="11pt" officeooo:paragraph-rsid="0005217c" style:font-name="arial" style:font-size-asian="11pt" style:font-size-complex="11pt"/>
    </style:style>
    <style:style style:family="paragraph" style:name="P10" style:parent-style-name="UrbanTitle">
      <style:text-properties fo:font-size="14pt" officeooo:paragraph-rsid="0005217c" style:font-name="arial" style:font-size-asian="14pt" style:font-size-complex="14pt" style:text-underline-style="none"/>
    </style:style>
    <style:style style:family="paragraph" style:list-style-name="L1" style:name="P11" style:parent-style-name="UrbanBody">
      <style:text-properties fo:font-size="11pt" style:font-name="arial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2"><text:span text:style-name="T10">do text</text:span></text:p><text:p text:style-name="P12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9"/>
      <text:p text:style-name="P10">Dossier incomplet pour une demande de permis d'urbanisme</text:p>
      <text:p text:style-name="P5"/>
      <text:p text:style-name="P5"/>
      <text:p text:style-name="P5"/>
      <text:p text:style-name="P5"><office:annotation><dc:creator>Gauthier Bastien</dc:creator><dc:date>2011-02-16T16:12:24</dc:date><text:p text:style-name="P12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2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/text:p>
      <text:p text:style-name="P5"><text:span text:style-name="T3">Référence cadastrale :</text:span> <text:text-input text:description="Bien-Parcelles">licence_view.get_parcels()</text:text-input></text:p>
      <text:p text:style-name="P5"/>
      <text:p text:style-name="P5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5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5"/>
      <text:p text:style-name="P5">Conformément à l'article 116 §1er, al. 1er du CWATUPE et en vertu des articles 284 à 314 du CWATUPE, nous vous informons que votre demande est <text:span text:style-name="T4">incomplète</text:span>.</text:p>
      <text:p text:style-name="P5"/>
      <text:p text:style-name="P5">Vous trouverez ci-dessous un <text:span text:style-name="T3">relevé des pièces manquantes</text:span>:</text:p>
      <text:section text:name="Section1" text:style-name="Sect1">
        <text:list text:style-name="L1" xml:id="list77010667">
          <text:list-item>
            <text:p text:style-name="P11"><text:span text:style-name="T5"><office:annotation><dc:creator>Stéphan Geulette</dc:creator><dc:date>2011-03-31T15:08:14</dc:date><text:p text:style-name="P12"><text:span text:style-name="T10">do section- for missingPart in self.getValuesForTemplate('missingParts')</text:span></text:p></office:annotation></text:span><text:span text:style-name="T5"><text:text-input text:description="Titre du demandeur">missingPart</text:text-input></text:span></text:p>
          </text:list-item>
        </text:list>
      </text:section>
      <text:p text:style-name="P5"><office:annotation><dc:creator>Stéphan Geulette</dc:creator><dc:date>2011-04-01T14:01:18</dc:date><text:p text:style-name="P12"><text:span text:style-name="T11">do text </text:span></text:p><text:p text:style-name="P12"><text:span text:style-name="T11">from xhtml(self.portal_urban.decorateHTML('UrbanBody', self.getMissingPartsDetails()))</text:span></text:p></office:annotation>Ceci est remplacé par le contenu de la zone détails concernant les pièces manquantes</text:p>
      <text:p text:style-name="P5"/>
      <text:p text:style-name="P5"/>
      <text:p text:style-name="P5">Nous vous prions de bien vouloir noter que la procédure relative à l'instruction de votre demande de permis recommencera à dater de la réception de ces pièces par l'Administration Communale.</text:p>
      <text:p text:style-name="P5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5"/>
      <text:p text:style-name="P5"/>
      <text:p text:style-name="P5"><office:annotation><dc:creator>Gauthier Bastien</dc:creator><dc:date>2011-01-13T14:56:41</dc:date><text:p text:style-name="P12"><text:span text:style-name="T10">do text</text:span></text:p><text:p text:style-name="P12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3:54.878877423</dc:date>
    <dc:language>fr-FR</dc:language>
    <meta:editing-cycles>100</meta:editing-cycles>
    <meta:editing-duration>P1DT9H52M7S</meta:editing-duration>
    <meta:document-statistic meta:table-count="1" meta:image-count="0" meta:object-count="0" meta:page-count="1" meta:paragraph-count="19" meta:word-count="182" meta:character-count="1414" meta:non-whitespace-character-count="1271"/>
    <meta:user-defined meta:name="Info 1"/>
    <meta:user-defined meta:name="Info 2"/>
    <meta:user-defined meta:name="Info 3"/>
    <meta:user-defined meta:name="Info 4"/>
  </office:meta>
</office:document-meta>
</file>